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ECNOLOGIA E INVERCIONES AGROPECUARIAS S.A.C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EDINA ALCANTARA, SAUL ISMA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3829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SANDOVAL IBERICO FELIX ARTUR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161954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8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4 - Trans. Aer. Caja Gallinas Ponedoras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70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10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7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1/09/2021</text:p>
          </table:table-cell>
          <table:table-cell table:style-name="Tabla2.A2" office:value-type="string">
            <text:p text:style-name="P9">6368740</text:p>
          </table:table-cell>
          <table:table-cell table:style-name="Tabla2.A2" office:value-type="string">
            <text:p text:style-name="P9">37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GALLINAS 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4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8T19:03:5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